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034cm"/>
    </style:style>
    <style:style style:name="co7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3.284cm"/>
    </style:style>
    <style:style style:name="co10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4.216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563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3.881cm"/>
    </style:style>
    <style:style style:name="co19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60">
      <style:text-properties style:text-position=""/>
    </style:style>
    <style:style style:name="ce4" style:family="table-cell" style:parent-style-name="Default" style:data-style-name="N10099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18">
      <style:text-properties style:text-position="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0" style:family="table-cell" style:parent-style-name="Default" style:data-style-name="N1">
      <style:text-properties style:text-position=""/>
    </style:style>
    <style:style style:name="ce11" style:family="table-cell" style:parent-style-name="Default" style:data-style-name="N117">
      <style:text-properties style:text-position=""/>
    </style:style>
    <style:style style:name="ce8" style:family="table-cell" style:parent-style-name="Default" style:data-style-name="N116">
      <style:text-properties style:text-position=""/>
    </style:style>
    <style:style style:name="ce9" style:family="table-cell" style:parent-style-name="Default" style:data-style-name="N115">
      <style:text-properties style:text-position=""/>
    </style:style>
    <style:style style:name="ce12" style:family="table-cell" style:parent-style-name="Default">
      <style:text-properties style:text-position="" style:font-name="Arial" style:font-name-asian="DejaVu Sans" style:font-name-complex="Lohit Hindi"/>
    </style:style>
    <style:style style:name="ce15" style:family="table-cell" style:parent-style-name="Default">
      <style:table-cell-properties fo:background-color="#9966c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60"/>
    <style:style style:name="ce18" style:family="table-cell" style:parent-style-name="Default" style:data-style-name="N10099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6"/>
    <style:style style:name="ce21" style:family="table-cell" style:parent-style-name="Default" style:data-style-name="N115"/>
    <style:style style:name="ce22" style:family="table-cell" style:parent-style-name="Default" style:data-style-name="N1"/>
    <style:style style:name="ce23" style:family="table-cell" style:parent-style-name="Default" style:data-style-name="N117"/>
  </office:automatic-styles>
  <office:body>
    <office:spreadsheet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604.59250943116" calcext:value-type="float">
            <text:p>4605</text:p>
          </table:table-cell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4116.156117629" calcext:value-type="float">
            <text:p>24116</text:p>
          </table:table-cell>
          <table:table-cell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2153.3500083187" calcext:value-type="float">
            <text:p>22153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0745.9662512832" calcext:value-type="float">
            <text:p>20746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12" calcext:value-type="float">
            <text:p>0.0012</text:p>
          </table:table-cell>
          <table:table-cell office:value-type="float" office:value="0.34" calcext:value-type="float">
            <text:p>0.34</text:p>
          </table:table-cell>
          <table:table-cell table:formula="of:=2.65*([.C23]+1)-(5.3-3.5*[.C23])*[.C23]*[.C23]*EXP(-(1.5-LOG([.$B$21];10)/2))" office:value-type="float" office:value="3.54779869357358" calcext:value-type="float">
            <text:p>3.5477986936</text:p>
          </table:table-cell>
          <table:table-cell table:formula="of:=[.B23]/([.C23])^(-[.D23])" office:value-type="float" office:value="0.0000261193737579911" calcext:value-type="float">
            <text:p>2.61193737579911E-00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9550.3961031662" calcext:value-type="float">
            <text:p>19550</text:p>
          </table:table-cell>
          <table:table-cell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 table:formula="of:=[.C23]/(1-[.C23])*[.B2]/[.B3]*[.B23]" office:value-type="float" office:value="0.000360606060606061" calcext:value-type="float">
            <text:p>0.000360606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8420.7235222682" calcext:value-type="float">
            <text:p>18421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45.9429085520423" calcext:value-type="float">
            <text:p>45.942908552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7241.6277659559" calcext:value-type="float">
            <text:p>17242</text:p>
          </table:table-cell>
          <table:table-cell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813.0626480286" calcext:value-type="float">
            <text:p>15813</text:p>
          </table:table-cell>
          <table:table-cell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formula="of:=[.B27]/[.B26]" office:value-type="float" office:value="0.0302783785969667" calcext:value-type="float">
            <text:p>0.0302783786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762.946679604" calcext:value-type="float">
            <text:p>12763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7.674227176876" calcext:value-type="float">
            <text:p>118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formula="of:=SUM([.I19:.I28])" office:value-type="float" office:value="155526.495832862" calcext:value-type="float">
            <text:p>155526.495832862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608695652173913" calcext:value-type="float">
            <text:p>0.060869565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32470745087228" calcext:value-type="float">
            <text:p>0.0023247075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</table:table>
      <table:table table:name="ergun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7" table:formula="of:=[.B4]/[.B2]" office:value-type="float" office:value="0.0001" calcext:value-type="float">
            <text:p>1.00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.408333333333" calcext:value-type="float">
            <text:p>134.408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17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111111111111111" calcext:value-type="float">
            <text:p>0.0011111111</text:p>
          </table:table-cell>
          <table:table-cell office:value-type="float" office:value="0.35" calcext:value-type="float">
            <text:p>0.35</text:p>
          </table:table-cell>
          <table:table-cell table:formula="of:=2.65*([.C23]+1)-(5.3-3.5*[.C23])*[.C23]*[.C23]*EXP(-(1.5-LOG([.$B$21];10)/2))" office:value-type="float" office:value="3.57413650108239" calcext:value-type="float">
            <text:p>3.5741365011</text:p>
          </table:table-cell>
          <table:table-cell table:formula="of:=[.B23]/([.C23])^(-[.D23])" office:value-type="float" office:value="0.0000260732065954992" calcext:value-type="float">
            <text:p>2.60732065954992E-005</text:p>
          </table:table-cell>
          <table:table-cell/>
          <table:table-cell table:style-name="ce17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8"/>
          <table:table-cell table:formula="of:=[.B23]/[.E23]" office:value-type="float" office:value="42.615054156895" calcext:value-type="float">
            <text:p>42.615054156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17" office:value-type="float" office:value="0.000004" calcext:value-type="float">
            <text:p>4.00E-006</text:p>
          </table:table-cell>
          <table:table-cell table:formula="of:=[.B27]/[.B26]" office:value-type="float" office:value="0.0995049057734418" calcext:value-type="float">
            <text:p>0.0995049058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17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17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17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16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17" table:number-columns-repeated="3"/>
          <table:table-cell table:style-name="ce19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shearSuspension2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style-name="ce15" office:value-type="string" calcext:value-type="string">
            <text:p>Kinematic viscosity</text:p>
          </table:table-cell>
          <table:table-cell table:style-name="ce20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22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5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22"/>
          <table:table-cell office:value-type="float" office:value="0" calcext:value-type="float">
            <text:p>0</text:p>
          </table:table-cell>
          <table:table-cell table:style-name="ce22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5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22"/>
          <table:table-cell table:formula="of:=[.H12]+0.05" office:value-type="float" office:value="0.05" calcext:value-type="float">
            <text:p>0.05</text:p>
          </table:table-cell>
          <table:table-cell table:style-name="ce22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5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22"/>
          <table:table-cell table:formula="of:=[.H13]+0.05" office:value-type="float" office:value="0.1" calcext:value-type="float">
            <text:p>0.1</text:p>
          </table:table-cell>
          <table:table-cell table:style-name="ce22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5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22"/>
          <table:table-cell table:formula="of:=[.H14]+0.05" office:value-type="float" office:value="0.15" calcext:value-type="float">
            <text:p>0.15</text:p>
          </table:table-cell>
          <table:table-cell table:style-name="ce22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5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22"/>
          <table:table-cell table:formula="of:=[.H15]+0.05" office:value-type="float" office:value="0.2" calcext:value-type="float">
            <text:p>0.2</text:p>
          </table:table-cell>
          <table:table-cell table:style-name="ce22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5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22"/>
          <table:table-cell table:formula="of:=[.H16]+0.05" office:value-type="float" office:value="0.25" calcext:value-type="float">
            <text:p>0.25</text:p>
          </table:table-cell>
          <table:table-cell table:style-name="ce22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5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23"/>
          <table:table-cell table:formula="of:=[.H17]+0.05" office:value-type="float" office:value="0.3" calcext:value-type="float">
            <text:p>0.3</text:p>
          </table:table-cell>
          <table:table-cell table:style-name="ce22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5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22"/>
          <table:table-cell table:formula="of:=[.H18]+0.05" office:value-type="float" office:value="0.35" calcext:value-type="float">
            <text:p>0.35</text:p>
          </table:table-cell>
          <table:table-cell table:style-name="ce22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22"/>
          <table:table-cell table:formula="of:=[.H19]+0.05" office:value-type="float" office:value="0.4" calcext:value-type="float">
            <text:p>0.4</text:p>
          </table:table-cell>
          <table:table-cell table:style-name="ce22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5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22"/>
          <table:table-cell table:formula="of:=[.H20]+0.05" office:value-type="float" office:value="0.45" calcext:value-type="float">
            <text:p>0.45</text:p>
          </table:table-cell>
          <table:table-cell table:style-name="ce22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17" table:formula="of:=([.B3]-[.B2])*2*[.B6]*[.B8]*[.B8]/36/[.B5]" office:value-type="float" office:value="0.000217777777777778" calcext:value-type="float">
            <text:p>2.18E-004</text:p>
          </table:table-cell>
          <table:table-cell table:style-name="ce22"/>
          <table:table-cell table:formula="of:=[.H21]+0.05" office:value-type="float" office:value="0.5" calcext:value-type="float">
            <text:p>0.5</text:p>
          </table:table-cell>
          <table:table-cell table:style-name="ce22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Number of particles</text:p>
          </table:table-cell>
          <table:table-cell table:style-name="ce21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22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22"/>
          <table:table-cell table:number-columns-repeated="9"/>
        </table:table-row>
        <table:table-row table:style-name="ro1">
          <table:table-cell table:style-name="ce15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22"/>
          <table:table-cell table:number-columns-repeated="9"/>
        </table:table-row>
        <table:table-row table:style-name="ro1">
          <table:table-cell table:style-name="ce15" office:value-type="string" calcext:value-type="string">
            <text:p>Young Modulus (E)</text:p>
          </table:table-cell>
          <table:table-cell table:style-name="ce17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5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5"/>
          <table:table-cell table:style-name="ce17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17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17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8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18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17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17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bt-SinglePhas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8" table:formula="of:=[.B5]/[.B2]" office:value-type="float" office:value="0.00005" calcext:value-type="float">
            <text:p>5.0000E-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1]/[.B13]/[.B13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10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10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0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9325.48494679075" calcext:value-type="float">
            <text:p>9325.4849467908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2" calcext:value-type="float">
            <text:p>0.0032</text:p>
          </table:table-cell>
          <table:table-cell table:style-name="ce10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8650.9698935815" calcext:value-type="float">
            <text:p>18650.9698935815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10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27976.4548403722" calcext:value-type="float">
            <text:p>27976.4548403722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32" calcext:value-type="float">
            <text:p>0.32</text:p>
          </table:table-cell>
          <table:table-cell table:style-name="ce10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37301.939787163" calcext:value-type="float">
            <text:p>37301.939787163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2" calcext:value-type="float">
            <text:p>0.002</text:p>
          </table:table-cell>
          <table:table-cell table:style-name="ce10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46627.4247339537" calcext:value-type="float">
            <text:p>46627.4247339537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1.25" calcext:value-type="float">
            <text:p>1.2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2" calcext:value-type="float">
            <text:p>2</text:p>
          </table:table-cell>
          <table:table-cell table:style-name="ce11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55952.9096807445" calcext:value-type="float">
            <text:p>55952.9096807445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86.509698935815" calcext:value-type="float">
            <text:p>186.5096989358</text:p>
          </table:table-cell>
          <table:table-cell table:style-name="ce10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65278.3946275352" calcext:value-type="float">
            <text:p>65278.3946275352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74603.879574326" calcext:value-type="float">
            <text:p>74603.879574326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10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83929.3645211167" calcext:value-type="float">
            <text:p>83929.3645211167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10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93254.8494679075" calcext:value-type="float">
            <text:p>93254.8494679075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9" table:formula="of:=[.B21]/[.B22]*[.B4]" office:value-type="float" office:value="93254.8494679075" calcext:value-type="float">
            <text:p>9.325E+004</text:p>
          </table:table-cell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35103216382911" calcext:value-type="float">
            <text:p>3.35103216382911E-008</text:p>
          </table:table-cell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number-columns-repeated="5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177777777777778" calcext:value-type="float">
            <text:p>0.000177777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2.65*([.E29]+1)-(5.3-3.5*[.E29])*[.E29]*[.E29]*EXP(-(1.5/2))" office:value-type="float" office:value="3.26431979357656" calcext:value-type="float">
            <text:p>3.2643197936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7.7427255770661" calcext:value-type="float">
            <text:p>7.7427255771</text:p>
          </table:table-cell>
          <table:table-cell table:formula="of:=[.B29]/[.H29]" office:value-type="float" office:value="0.0000229606197466632" calcext:value-type="float">
            <text:p>2.29606197466632E-00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71414140149491" calcext:value-type="float">
            <text:p>1.71414140149491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35103216382911" calcext:value-type="float">
            <text:p>3.35E-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8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10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0"/>
          <table:table-cell office:value-type="float" office:value="0" calcext:value-type="float">
            <text:p>0</text:p>
          </table:table-cell>
          <table:table-cell table:style-name="ce10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10"/>
          <table:table-cell table:formula="of:=[.G12]+0.05" office:value-type="float" office:value="0.05" calcext:value-type="float">
            <text:p>0.05</text:p>
          </table:table-cell>
          <table:table-cell table:style-name="ce10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10"/>
          <table:table-cell table:formula="of:=[.G13]+0.05" office:value-type="float" office:value="0.1" calcext:value-type="float">
            <text:p>0.1</text:p>
          </table:table-cell>
          <table:table-cell table:style-name="ce10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10"/>
          <table:table-cell table:formula="of:=[.G14]+0.05" office:value-type="float" office:value="0.15" calcext:value-type="float">
            <text:p>0.15</text:p>
          </table:table-cell>
          <table:table-cell table:style-name="ce10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10"/>
          <table:table-cell table:formula="of:=[.G15]+0.05" office:value-type="float" office:value="0.2" calcext:value-type="float">
            <text:p>0.2</text:p>
          </table:table-cell>
          <table:table-cell table:style-name="ce10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10"/>
          <table:table-cell table:formula="of:=[.G16]+0.05" office:value-type="float" office:value="0.25" calcext:value-type="float">
            <text:p>0.25</text:p>
          </table:table-cell>
          <table:table-cell table:style-name="ce10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1"/>
          <table:table-cell table:formula="of:=[.G17]+0.05" office:value-type="float" office:value="0.3" calcext:value-type="float">
            <text:p>0.3</text:p>
          </table:table-cell>
          <table:table-cell table:style-name="ce10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10"/>
          <table:table-cell table:formula="of:=[.G18]+0.05" office:value-type="float" office:value="0.35" calcext:value-type="float">
            <text:p>0.35</text:p>
          </table:table-cell>
          <table:table-cell table:style-name="ce10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10"/>
          <table:table-cell table:formula="of:=[.G19]+0.05" office:value-type="float" office:value="0.4" calcext:value-type="float">
            <text:p>0.4</text:p>
          </table:table-cell>
          <table:table-cell table:style-name="ce10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10"/>
          <table:table-cell table:formula="of:=[.G20]+0.05" office:value-type="float" office:value="0.45" calcext:value-type="float">
            <text:p>0.45</text:p>
          </table:table-cell>
          <table:table-cell table:style-name="ce10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347222222222222" calcext:value-type="float">
            <text:p>3.47E-005</text:p>
          </table:table-cell>
          <table:table-cell table:style-name="ce10"/>
          <table:table-cell table:formula="of:=[.G21]+0.05" office:value-type="float" office:value="0.5" calcext:value-type="float">
            <text:p>0.5</text:p>
          </table:table-cell>
          <table:table-cell table:style-name="ce10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9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10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10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10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10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10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10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10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10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10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10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10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10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10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10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10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10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8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5"/>
          <table:table-cell table:style-name="ce10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5"/>
          <table:table-cell table:style-name="ce10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10"/>
          <table:table-cell/>
        </table:table-row>
        <table:table-row table:style-name="ro1" table:number-rows-repeated="2">
          <table:table-cell table:number-columns-repeated="5"/>
          <table:table-cell table:style-name="ce10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10"/>
          <table:table-cell/>
        </table:table-row>
        <table:table-row table:style-name="ro1" table:number-rows-repeated="2">
          <table:table-cell table:number-columns-repeated="5"/>
          <table:table-cell table:style-name="ce10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0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8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9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8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10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10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0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10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10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10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1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10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10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9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8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10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10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0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10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10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10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1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10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10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9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10"/>
        </table:table-row>
        <table:table-row table:style-name="ro1"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10"/>
        </table:table-row>
        <table:table-row table:style-name="ro1" table:number-rows-repeated="2"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10"/>
        </table:table-row>
        <table:table-row table:style-name="ro1" table:number-rows-repeated="2"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0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8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10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10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10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10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10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1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9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7" table:default-cell-style-name="ce1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8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0"/>
        </table:table-row>
        <table:table-row table:style-name="ro1"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2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9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10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9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8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00-00-00</text:date>, <text:time style:data-style-name="N2" text:time-value="0000-00-00T00:00:01.227670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2-17T13:41:53.626592360</dc:date>
    <dc:creator>bruno </dc:creator>
    <meta:editing-duration>P2DT5H40M40S</meta:editing-duration>
    <meta:editing-cycles>88</meta:editing-cycles>
    <meta:document-statistic meta:table-count="18" meta:cell-count="1796" meta:object-count="0"/>
  </office:meta>
</office:document-meta>
</file>